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</office:automatic-styles>
  <office:body>
    <office:text>
      <text:p text:style-name="Text_20_body"><text:span text:style-name="T1">Thomas Donnelly</text:span><text:line-break/>28515 890th Ave. | Austin, MN 55912<text:line-break/>(506) 279-9097 | tommymdonnelly@gmail.com<text:line-break/><text:a xlink:type="simple" xlink:href="https://github.com/TomTheTonk" office:name=""><text:span text:style-name="Definition">GitHub: TomTheTonk</text:span></text:a> <text:a xlink:type="simple" xlink:href="http://linkedin.com/in/thomas-donnelly-429405320" office:name=""><text:span text:style-name="Definition">LinkedIn: Thomas Donnelly</text:span></text:a></text:p>
      <text:p text:style-name="Text_20_body"><text:span text:style-name="T1">EXPERIENCE</text:span></text:p>
      <text:p text:style-name="Text_20_body"><text:span text:style-name="T1">Software Engineering Intern May 2023 - Aug 2023</text:span><text:line-break/><text:span text:style-name="T2">Hobu Inc., Iowa City, IA</text:span> <text:span text:style-name="T1">May 2024 - Aug 2024</text:span></text:p>
      <text:list text:style-name="L1">
        <text:list-item>
          <text:p text:style-name="P1">Worked with a small team to plan and develop software utilizing LIDAR data.</text:p>
        </text:list-item>
        <text:list-item>
          <text:p text:style-name="P1">Employed Meta’s open-source neural network, Llama, to classify large LIDAR maps into categories such as ground, water, buildings, and vegetation using Python.</text:p>
        </text:list-item>
        <text:list-item>
          <text:p text:style-name="P1">Developed a Slack app that returns a STAC of tiled geological maps stored on AWS, utilizing Terraform for architecture and Typescript for Lambda functions.</text:p>
        </text:list-item>
      </text:list>
      <text:p text:style-name="First_20_paragraph"><text:span text:style-name="T1">Certified Nursing Assistant June 2019 – Sept 2021</text:span><text:line-break/><text:span text:style-name="T2">Prairie Manor, Blooming Prairie, MN</text:span></text:p>
      <text:list text:style-name="L2">
        <text:list-item>
          <text:p text:style-name="P2">Provided basic patient care, including feeding, personal hygiene, mobility assistance, and monitoring vital signs in a four-wing rural long-term nursing facility.</text:p>
        </text:list-item>
        <text:list-item>
          <text:p text:style-name="P2">Worked as part of a team with registered nurses and 2-4 other certified nursing assistants.</text:p>
        </text:list-item>
        <text:list-item>
          <text:p text:style-name="P2">Adapted to pandemic conditions, including state-mandated COVID testing, isolation protocols, and monitoring for visitors.</text:p>
        </text:list-item>
      </text:list>
      <text:p text:style-name="First_20_paragraph"><text:span text:style-name="T1">EDUCATION</text:span></text:p>
      <text:p text:style-name="Text_20_body"><text:span text:style-name="T1">Bachelor of Computer Science May 2025</text:span><text:line-break/><text:span text:style-name="T2">Winona State University, Rochester/Winona, MN</text:span></text:p>
      <text:list text:style-name="L3">
        <text:list-item>
          <text:p text:style-name="P3">Current GPA: 3.35</text:p>
        </text:list-item>
        <text:list-item>
          <text:p text:style-name="P3">Coursework includes Java, software engineering principles, databases, SQL, and security management.</text:p>
        </text:list-item>
        <text:list-item>
          <text:p text:style-name="P3">Created an Emotional Recognition software as part of a neural network project, achieving 60% accuracy.</text:p>
        </text:list-item>
      </text:list>
      <text:p text:style-name="First_20_paragraph"><text:span text:style-name="T1">SKILLS</text:span></text:p>
      <text:list text:style-name="L4">
        <text:list-item>
          <text:p text:style-name="P4"><text:span text:style-name="T1">Programming:</text:span> Python, Java, Typescript, Swift</text:p>
        </text:list-item>
        <text:list-item>
          <text:p text:style-name="P4"><text:span text:style-name="T1">Cloud Services:</text:span> Amazon Web Services (AWS)</text:p>
        </text:list-item>
        <text:list-item>
          <text:p text:style-name="P4"><text:span text:style-name="T1">Development Tools:</text:span> Terraform, Lambda</text:p>
        </text:list-item>
        <text:list-item>
          <text:p text:style-name="P4"><text:span text:style-name="T1">Specialization:</text:span> Computer Vision, GDAL</text:p>
        </text:list-item>
        <text:list-item>
          <text:p text:style-name="P4"><text:span text:style-name="T1">Other:</text:span> Teamwork, software engineering, neural networks</text:p>
        </text:list-item>
      </text:list>
      <text:p text:style-name="First_20_paragraph"><text:span text:style-name="T1">REFERENCES UPON REQUEST</text:span></text:p>
      <text:p text:style-name="Text_20_body"><text:a xlink:type="simple" xlink:href="http://github.com/TomTheTonk/Resume" office:name=""><text:span text:style-name="Definition"><text:span text:style-name="T1">Document Made Using Github Actions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/>
    <meta:keyword/>
    <meta:initial-creator/>
    <dc:creator/>
    <meta:creation-date>2025-02-12T00:29:51Z</meta:creation-date>
    <dc:date>2025-02-12T00:29:51Z</dc:date>
  </office:meta>
</office:document-meta>
</file>